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734cm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6pt" style:font-size-asian="16pt" style:font-size-complex="16pt"/>
    </style:style>
    <style:style style:name="P3" style:family="paragraph" style:parent-style-name="Standard">
      <style:text-properties style:font-name="sans-serif" fo:font-size="16pt" officeooo:paragraph-rsid="0017ce53" style:font-size-asian="16pt" style:font-size-complex="16pt"/>
    </style:style>
    <style:style style:name="P4" style:family="paragraph" style:parent-style-name="Standard" style:list-style-name="L1">
      <style:text-properties style:font-name="sans-serif" fo:font-size="16pt" officeooo:rsid="0017ce53" officeooo:paragraph-rsid="0017ce53" style:font-size-asian="16pt" style:font-size-complex="16pt"/>
    </style:style>
    <style:style style:name="P5" style:family="paragraph" style:parent-style-name="Standard" style:list-style-name="L1">
      <style:text-properties style:font-name="sans-serif" fo:font-size="16pt" officeooo:rsid="00199cec" officeooo:paragraph-rsid="001ac2f4" style:font-size-asian="16pt" style:font-size-complex="16pt"/>
    </style:style>
    <style:style style:name="P6" style:family="paragraph" style:parent-style-name="Standard">
      <style:text-properties style:font-name="sans-serif" fo:font-size="16pt" officeooo:paragraph-rsid="001e3c13" style:font-size-asian="16pt" style:font-size-complex="16pt"/>
    </style:style>
    <style:style style:name="P7" style:family="paragraph" style:parent-style-name="Standard">
      <style:text-properties style:font-name="sans-serif" fo:font-size="18pt" style:font-size-asian="18pt" style:font-size-complex="18pt"/>
    </style:style>
    <style:style style:name="P8" style:family="paragraph" style:parent-style-name="Standard">
      <style:text-properties style:font-name="sans-serif" fo:font-size="18pt" officeooo:rsid="00166f58" officeooo:paragraph-rsid="00166f58" style:font-size-asian="18pt" style:font-size-complex="18pt"/>
    </style:style>
    <style:style style:name="P9" style:family="paragraph" style:parent-style-name="Standard">
      <style:text-properties style:font-name="sans-serif" fo:font-size="15pt" style:font-size-asian="15pt" style:font-size-complex="15pt"/>
    </style:style>
    <style:style style:name="P10" style:family="paragraph" style:parent-style-name="Standard">
      <style:text-properties style:font-name="sans-serif" fo:font-size="15pt" officeooo:rsid="002215c6" officeooo:paragraph-rsid="002215c6" style:font-size-asian="15pt" style:font-size-complex="15pt"/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>
      <style:text-properties officeooo:paragraph-rsid="001ac2f4"/>
    </style:style>
    <style:style style:name="P13" style:family="paragraph" style:parent-style-name="Standard" style:list-style-name="L4">
      <style:text-properties officeooo:rsid="001ac2f4" officeooo:paragraph-rsid="001d0351"/>
    </style:style>
    <style:style style:name="P14" style:family="paragraph" style:parent-style-name="Standard" style:list-style-name="L4">
      <style:text-properties officeooo:rsid="001ac2f4" officeooo:paragraph-rsid="001d3a44"/>
    </style:style>
    <style:style style:name="P15" style:family="paragraph" style:parent-style-name="Standard" style:list-style-name="L4">
      <style:text-properties officeooo:rsid="001d0351" officeooo:paragraph-rsid="001d0351"/>
    </style:style>
    <style:style style:name="P16" style:family="paragraph" style:parent-style-name="Standard" style:list-style-name="L5">
      <style:text-properties officeooo:paragraph-rsid="001e3c13"/>
    </style:style>
    <style:style style:name="P17" style:family="paragraph" style:parent-style-name="Standard" style:list-style-name="L5">
      <style:text-properties officeooo:paragraph-rsid="001f4739"/>
    </style:style>
    <style:style style:name="P18" style:family="paragraph" style:parent-style-name="Table_20_Contents">
      <style:text-properties style:font-name="sans-serif" fo:font-size="15pt" officeooo:rsid="001f4739" officeooo:paragraph-rsid="001f4739" style:font-size-asian="15pt" style:font-size-complex="15pt"/>
    </style:style>
    <style:style style:name="P19" style:family="paragraph" style:parent-style-name="Table_20_Contents">
      <style:text-properties style:font-name="sans-serif" fo:font-size="12pt" officeooo:rsid="002032a6" officeooo:paragraph-rsid="002032a6" style:font-size-asian="10.5pt" style:font-size-complex="12pt"/>
    </style:style>
    <style:style style:name="P20" style:family="paragraph" style:parent-style-name="Table_20_Contents">
      <style:text-properties style:font-name="sans-serif" fo:font-size="12pt" officeooo:rsid="002215c6" officeooo:paragraph-rsid="002215c6" style:font-size-asian="10.5pt" style:font-size-complex="12pt"/>
    </style:style>
    <style:style style:name="P21" style:family="paragraph" style:parent-style-name="Table_20_Contents">
      <style:text-properties style:font-name="sans-serif" fo:font-size="12pt" officeooo:rsid="00226197" officeooo:paragraph-rsid="00226197" style:font-size-asian="10.5pt" style:font-size-complex="12pt"/>
    </style:style>
    <style:style style:name="T1" style:family="text">
      <style:text-properties officeooo:rsid="00166f5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a75" style:font-size-asian="12pt" style:font-size-complex="12pt"/>
    </style:style>
    <style:style style:name="T5" style:family="text">
      <style:text-properties fo:font-size="12pt" officeooo:rsid="0017ce53" style:font-size-asian="12pt" style:font-size-complex="12pt"/>
    </style:style>
    <style:style style:name="T6" style:family="text">
      <style:text-properties fo:font-size="12pt" officeooo:rsid="00199cec" style:font-size-asian="12pt" style:font-size-complex="12pt"/>
    </style:style>
    <style:style style:name="T7" style:family="text">
      <style:text-properties fo:font-size="12pt" officeooo:rsid="001ac2f4" style:font-size-asian="12pt" style:font-size-complex="12pt"/>
    </style:style>
    <style:style style:name="T8" style:family="text">
      <style:text-properties fo:font-size="12pt" fo:font-weight="bold" officeooo:rsid="001ac2f4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1ac2f4" style:font-size-asian="12pt" style:font-weight-asian="normal" style:font-size-complex="12pt" style:font-weight-complex="normal"/>
    </style:style>
    <style:style style:name="T10" style:family="text">
      <style:text-properties style:font-name="sans-serif" fo:font-size="12pt" style:font-size-asian="10.5pt" style:font-size-complex="12pt"/>
    </style:style>
    <style:style style:name="T11" style:family="text">
      <style:text-properties style:font-name="sans-serif" fo:font-size="12pt" officeooo:rsid="001ac2f4" style:font-size-asian="10.5pt" style:font-size-complex="12pt"/>
    </style:style>
    <style:style style:name="T12" style:family="text">
      <style:text-properties style:font-name="sans-serif" fo:font-size="12pt" officeooo:rsid="001bed73" style:font-size-asian="10.5pt" style:font-size-complex="12pt"/>
    </style:style>
    <style:style style:name="T13" style:family="text">
      <style:text-properties style:font-name="sans-serif" fo:font-size="12pt" officeooo:rsid="001d0351" style:font-size-asian="10.5pt" style:font-size-complex="12pt"/>
    </style:style>
    <style:style style:name="T14" style:family="text">
      <style:text-properties style:font-name="sans-serif" fo:font-size="12pt" officeooo:rsid="001d3a44" style:font-size-asian="10.5pt" style:font-size-complex="12pt"/>
    </style:style>
    <style:style style:name="T15" style:family="text">
      <style:text-properties style:font-name="sans-serif" fo:font-size="12pt" officeooo:rsid="001daa26" style:font-size-asian="10.5pt" style:font-size-complex="12pt"/>
    </style:style>
    <style:style style:name="T16" style:family="text">
      <style:text-properties style:font-name="sans-serif" fo:font-size="12pt" officeooo:rsid="001e3c13" style:font-size-asian="10.5pt" style:font-size-complex="12pt"/>
    </style:style>
    <style:style style:name="T17" style:family="text">
      <style:text-properties style:font-name="sans-serif" fo:font-size="12pt" officeooo:rsid="001f4739" style:font-size-asian="10.5pt" style:font-size-complex="12pt"/>
    </style:style>
    <style:style style:name="T18" style:family="text">
      <style:text-properties style:font-name="sans-serif" fo:font-size="15pt" style:font-size-asian="15pt" style:font-size-complex="15pt"/>
    </style:style>
    <style:style style:name="T19" style:family="text">
      <style:text-properties style:font-name="sans-serif" fo:font-size="15pt" officeooo:rsid="001ac2f4" style:font-size-asian="15pt" style:font-size-complex="15pt"/>
    </style:style>
    <style:style style:name="T20" style:family="text">
      <style:text-properties officeooo:rsid="001daa26"/>
    </style:style>
    <style:style style:name="T21" style:family="text">
      <style:text-properties officeooo:rsid="002215c6"/>
    </style:style>
    <style:style style:name="T22" style:family="text">
      <style:text-properties officeooo:rsid="00232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3cm" fo:text-indent="-0.635cm" fo:margin-left="1.8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8cm" fo:text-indent="-0.635cm" fo:margin-left="2.5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3cm" fo:text-indent="-0.635cm" fo:margin-left="3.1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8cm" fo:text-indent="-0.635cm" fo:margin-left="3.7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3cm" fo:text-indent="-0.635cm" fo:margin-left="4.4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8cm" fo:text-indent="-0.635cm" fo:margin-left="5.0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3cm" fo:text-indent="-0.635cm" fo:margin-left="5.6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8cm" fo:text-indent="-0.635cm" fo:margin-left="6.3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3cm" fo:text-indent="-0.635cm" fo:margin-left="6.9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8cm" fo:text-indent="-0.635cm" fo:margin-left="7.58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29"/>Assignment 4.1</text:p>
      <text:p text:style-name="P7"><text:s text:c="16"/>Scrum Roles Artifacts Ceremonies</text:p>
      <text:p text:style-name="P1"/>
      <text:p text:style-name="P2"/>
      <text:p text:style-name="P2"><text:span text:style-name="T1">1.</text:span>Can a Project Manager be a Scrum Master? Why or How?</text:p>
      <text:p text:style-name="P3"><text:span text:style-name="T2"><text:s text:c="2"/></text:span><text:span text:style-name="T3"><text:s/></text:span><text:span text:style-name="T4">Yes,</text:span><text:span text:style-name="T5">PM can be SM because of following reasons</text:span></text:p>
      <text:list xml:id="list3750186901777848256" text:style-name="L1">
        <text:list-item>
          <text:p text:style-name="P4"><text:span text:style-name="T3">SM and PM both have qualities of removing the impediments,improves his leadership skill costantly,</text:span><text:span text:style-name="T7">develops team</text:span><text:span text:style-name="T3"> </text:span><text:span text:style-name="T6">and facilitates meeting</text:span><text:span text:style-name="T7">s.</text:span></text:p>
        </text:list-item>
        <text:list-item>
          <text:p text:style-name="P5"><text:span text:style-name="T3">Though SM has some qualities which PM does not have such as coaching the team and even SM can coach PM.</text:span><text:span text:style-name="T7">SM is not responsible for project failure or sucess.</text:span></text:p>
        </text:list-item>
        <text:list-item>
          <text:p text:style-name="P5"><text:span text:style-name="T7">But </text:span><text:span text:style-name="T3">PM has authority over team as everyone has to report him </text:span><text:span text:style-name="T7">and will </text:span><text:span text:style-name="T9">responsible </text:span><text:span text:style-name="T7">for sucess or failure of project </text:span><text:span text:style-name="T3">,</text:span><text:span text:style-name="T7">and it <text:s/>is not difficult for a</text:span><text:span text:style-name="T3"> PM </text:span><text:span text:style-name="T7">can </text:span><text:span text:style-name="T3">inher</text:span><text:span text:style-name="T7">en</text:span><text:span text:style-name="T3">t</text:span><text:span text:style-name="T7"> coaching and implementation of scrum skills.</text:span></text:p>
        </text:list-item>
        <text:list-item>
          <text:p text:style-name="P5"><text:span text:style-name="T7">Thus PM can become SM,but SM cannot become PM. <text:s/></text:span></text:p>
        </text:list-item>
      </text:list>
      <text:p text:style-name="P3"><text:span text:style-name="T3"><text:s text:c="2"/></text:span><text:s text:c="4"/></text:p>
      <text:p text:style-name="P9"/>
      <text:p text:style-name="P12"><text:span text:style-name="T18">2.Can a Scrum Master be a Product Owner? Why or How</text:span></text:p>
      <text:p text:style-name="P12"><text:span text:style-name="T19"><text:s text:c="4"/></text:span><text:span text:style-name="T11">No,SM cannot become PO reasons are as follows,</text:span></text:p>
      <text:list xml:id="list2492633482210984656" text:style-name="L4">
        <text:list-item>
          <text:p text:style-name="P13"><text:span text:style-name="T10">SM is one who </text:span><text:span text:style-name="T13">coaches the team so that they work together where PO is one who focuses what to build.</text:span></text:p>
        </text:list-item>
        <text:list-item>
          <text:p text:style-name="P15"><text:span text:style-name="T13">S</text:span><text:span text:style-name="T10">M is skilled in training ,and scrum projects <text:s/></text:span><text:span text:style-name="T14">is </text:span><text:span text:style-name="T10">individual driven </text:span><text:span text:style-name="T14">and SM has no hands in suc</text:span><text:span text:style-name="T15">c</text:span><text:span text:style-name="T14">ess or failure and SM has no authority over the team. <text:s/></text:span></text:p>
        </text:list-item>
        <text:list-item>
          <text:p text:style-name="P14"><text:span text:style-name="T13"><text:s/></text:span><text:span text:style-name="T14">Even if SM loaded with role of PO ,</text:span><text:span text:style-name="T13">Work load of SM increases as he has do two roles.Eventually work efficiency decreases.</text:span></text:p>
        </text:list-item>
        <text:list-item>
          <text:p text:style-name="P14"><text:span text:style-name="T15">Though both PO and SM works for success of project,but commitment will be more from PO.Thus there will be increase in tension when SM is given PO. </text:span><text:span text:style-name="T13"><text:s/></text:span></text:p>
          <text:p text:style-name="P13"><text:span text:style-name="T13"><text:s text:c="2"/></text:span><text:span text:style-name="T12"><text:s text:c="2"/></text:span></text:p>
        </text:list-item>
      </text:list>
      <text:p text:style-name="P9"/>
      <text:p text:style-name="P9"><text:span text:style-name="T20">3.</text:span>A member of the Scrum team does not want to participate in the sprint planning meetings but considers them a waste of time. How do you, as a Scrum Master,deal with that attitude?</text:p>
      <text:list xml:id="list8412876271251839546" text:style-name="L5">
        <text:list-item>
          <text:p text:style-name="P16"><text:span text:style-name="T16">Sprint is short duration one ,which consists 3-9 resources and sprint planning is very important for success of work.</text:span></text:p>
        </text:list-item>
        <text:list-item>
          <text:p text:style-name="P16"><text:span text:style-name="T16"><text:s/>where all the members should be present in stand up meetings as <text:s/>sprints <text:s/>are time constrainted one cannot explain planning to other.</text:span></text:p>
        </text:list-item>
        <text:list-item>
          <text:p text:style-name="P17"><text:span text:style-name="T16">Even co-ordination will also be affected among the team,hence SM should do some storming session </text:span><text:span text:style-name="T17">and g</text:span><text:span text:style-name="T16">el </text:span><text:span text:style-name="T17">him </text:span><text:span text:style-name="T16">so that </text:span><text:span text:style-name="T17">he agrees to attain the meetings.Even meetings will stand up ones, which are max of 15 min. <text:s/></text:span><text:span text:style-name="T16"><text:s text:c="2"/></text:span></text:p>
        </text:list-item>
      </text:list>
      <text:p text:style-name="P6"/>
      <text:p text:style-name="P9"/>
      <text:p text:style-name="P9"><text:soft-page-break/>What is the difference between the Product Backlog and Sprint Backlog? Justify with exampl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<text:s text:c="19"/>PBL</text:p>
          </table:table-cell>
          <table:table-cell table:style-name="Table1.B1" office:value-type="string">
            <text:p text:style-name="P18"><text:s text:c="17"/>SBL</text:p>
          </table:table-cell>
        </table:table-row>
        <table:table-row>
          <table:table-cell table:style-name="Table1.A2" office:value-type="string">
            <text:p text:style-name="P19">Ordered list which are needed as end product,it is one whole thing which has </text:p>
            <text:p text:style-name="P19">sub items</text:p>
          </table:table-cell>
          <table:table-cell table:style-name="Table1.B2" office:value-type="string">
            <text:p text:style-name="P19">Items from PBL is selected for SBL,which in whole leads to PBL <text:s/></text:p>
          </table:table-cell>
        </table:table-row>
        <table:table-row>
          <table:table-cell table:style-name="Table1.A2" office:value-type="string">
            <text:p text:style-name="P19">PO owns the PBL,PO has authority to</text:p>
            <text:p text:style-name="P19">change the requirements </text:p>
          </table:table-cell>
          <table:table-cell table:style-name="Table1.B2" office:value-type="string">
            <text:p text:style-name="P19">Developers owns SBL,<text:span text:style-name="T21">If any changes required the can change but they should inform about changes to PO <text:s/></text:span></text:p>
          </table:table-cell>
        </table:table-row>
        <table:table-row table:style-name="Table1.4">
          <table:table-cell table:style-name="Table1.A2" office:value-type="string">
            <text:p text:style-name="P20">It is <text:s/>of long duration,it has meetings occasionaly.</text:p>
          </table:table-cell>
          <table:table-cell table:style-name="Table1.B2" office:value-type="string">
            <text:p text:style-name="P20">It is of shorter duration,it has daily scrums where all resources should be present</text:p>
          </table:table-cell>
        </table:table-row>
        <table:table-row table:style-name="Table1.4">
          <table:table-cell table:style-name="Table1.A2" office:value-type="string">
            <text:p text:style-name="P20">Daily updates are not required</text:p>
          </table:table-cell>
          <table:table-cell table:style-name="Table1.B2" office:value-type="string">
            <text:p text:style-name="P20">Daily updates are required</text:p>
            <text:p text:style-name="P20"/>
          </table:table-cell>
        </table:table-row>
        <table:table-row table:style-name="Table1.4">
          <table:table-cell table:style-name="Table1.A2" office:value-type="string">
            <text:p text:style-name="P21">Example:cosidering flipcart app where</text:p>
            <text:p text:style-name="P21">we can access dresses ,shoes,electronics gadgets etc.Even in dresses and shoes we have categories </text:p>
            <text:p text:style-name="P21">which includes male,female,kids,sizes etc.Here whole database managing is considered as PBL any changes will be a high profile one. <text:s/></text:p>
          </table:table-cell>
          <table:table-cell table:style-name="Table1.B2" office:value-type="string">
            <text:p text:style-name="P21">Example :If we consider same eg where categories such as male,female,kids and kids.Each categories is considered as sprint project and all changes will be under</text:p>
            <text:p text:style-name="P21">SB<text:span text:style-name="T22">L</text:span></text:p>
          </table:table-cell>
        </table:table-row>
      </table:table>
      <text:p text:style-name="P10"/>
      <text:p text:style-name="P10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3:48:30.618383963</meta:creation-date>
    <dc:date>2016-08-19T17:15:09.076663400</dc:date>
    <meta:editing-duration>PT1M43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523" meta:character-count="3093" meta:non-whitespace-character-count="2494"/>
  </office:meta>
</office:document-meta>
</file>